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19_14-05-32_000.jpg</text:p>
          </table:table-cell>
          <table:table-cell table:style-name="ce19" office:value-type="string">
            <text:p>:m 1*1 RES / JVEMV6 64#94_?? / 『新釈漢文大系　３７　近思録』 著者=市川安司 / p.18 / w:~,topic:~ / N~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2]=&quot;&quot;;[.C2];CONCATENATE([.C2];&quot; / &quot;;[.E2]))" office:value-type="string" office:string-value=":m 1*1 RES / JVEMV6 64#94_?? / 『新釈漢文大系　３７　近思録』 著者=市川安司 / p.18 / w:~,topic:~ / N~">
            <text:p>:m 1*1 RES / JVEMV6 64#94_?? / 『新釈漢文大系　３７　近思録』 著者=市川安司 / p.18 / w:~,topic:~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19_14-28-20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資料：交通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3]=&quot;&quot;;[.C3];CONCATENATE([.C3];&quot; / &quot;;[.E3]))" office:value-type="string" office:string-value=":m 東和 PHOTO / 210220sa / 鶴見駅 / 豊岡町マンション新築工事 / １名 / 東京ガスエネワーク（小俣組） / 資料：交通">
            <text:p>:m 東和 PHOTO / 210220sa / 鶴見駅 / 豊岡町マンション新築工事 / １名 / 東京ガスエネワーク（小俣組） / 資料：交通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9_14-28-43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資料：スケジュール</text:p>
          </table:table-cell>
          <table:table-cell table:style-name="ce18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5" table:formula="of:=IF([.E4]=&quot;&quot;;[.C4];CONCATENATE([.C4];&quot; / &quot;;[.E4]))" office:value-type="string" office:string-value=":m 東和 PHOTO / 210220sa / 鶴見駅 / 豊岡町マンション新築工事 / １名 / 東京ガスエネワーク（小俣組） / 資料：スケジュール">
            <text:p>:m 東和 PHOTO / 210220sa / 鶴見駅 / 豊岡町マンション新築工事 / １名 / 東京ガスエネワーク（小俣組） / 資料：スケジュール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19_14-36-59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資料：天気</text:p>
          </table:table-cell>
          <table:table-cell table:style-name="ce19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5" table:formula="of:=IF([.E5]=&quot;&quot;;[.C5];CONCATENATE([.C5];&quot; / &quot;;[.E5]))" office:value-type="string" office:string-value=":m 東和 PHOTO / 210220sa / 鶴見駅 / 豊岡町マンション新築工事 / １名 / 東京ガスエネワーク（小俣組） / 資料：天気">
            <text:p>:m 東和 PHOTO / 210220sa / 鶴見駅 / 豊岡町マンション新築工事 / １名 / 東京ガスエネワーク（小俣組） / 資料：天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9_15-29-05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指示書</text:p>
          </table:table-cell>
          <table:table-cell table:style-name="ce19"/>
          <table:table-cell table:style-name="ce4"/>
          <table:table-cell table:style-name="ce4"/>
          <table:table-cell table:style-name="ce35" table:formula="of:=IF([.E6]=&quot;&quot;;[.C6];CONCATENATE([.C6];&quot; / &quot;;[.E6]))" office:value-type="string" office:string-value=":m 東和 PHOTO / 210220sa / 鶴見駅 / 豊岡町マンション新築工事 / １名 / 東京ガスエネワーク（小俣組） / 指示書">
            <text:p>:m 東和 PHOTO / 210220sa / 鶴見駅 / 豊岡町マンション新築工事 / １名 / 東京ガスエネワーク（小俣組） / 指示書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9_15-29-05_001.jpg</text:p>
          </table:table-cell>
          <table:table-cell table:style-name="ce19" office:value-type="string">
            <text:p>:m 東和 PHOTO / 210220sa / 鶴見駅 / 豊岡町マンション新築工事 / １名 / 東京ガスエネワーク（小俣組） / 資料：天気</text:p>
          </table:table-cell>
          <table:table-cell table:style-name="ce18"/>
          <table:table-cell table:style-name="ce4"/>
          <table:table-cell table:style-name="ce4"/>
          <table:table-cell table:style-name="ce35" table:formula="of:=IF([.E7]=&quot;&quot;;[.C7];CONCATENATE([.C7];&quot; / &quot;;[.E7]))" office:value-type="string" office:string-value=":m 東和 PHOTO / 210220sa / 鶴見駅 / 豊岡町マンション新築工事 / １名 / 東京ガスエネワーク（小俣組） / 資料：天気">
            <text:p>:m 東和 PHOTO / 210220sa / 鶴見駅 / 豊岡町マンション新築工事 / １名 / 東京ガスエネワーク（小俣組） / 資料：天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9_15-29-13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資料：天気</text:p>
          </table:table-cell>
          <table:table-cell table:style-name="ce18"/>
          <table:table-cell table:style-name="ce4"/>
          <table:table-cell table:style-name="ce4"/>
          <table:table-cell table:style-name="ce35" table:formula="of:=IF([.E8]=&quot;&quot;;[.C8];CONCATENATE([.C8];&quot; / &quot;;[.E8]))" office:value-type="string" office:string-value=":m 東和 PHOTO / 210220sa / 鶴見駅 / 豊岡町マンション新築工事 / １名 / 東京ガスエネワーク（小俣組） / 資料：天気">
            <text:p>:m 東和 PHOTO / 210220sa / 鶴見駅 / 豊岡町マンション新築工事 / １名 / 東京ガスエネワーク（小俣組） / 資料：天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19_15-29-19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資料：天気</text:p>
          </table:table-cell>
          <table:table-cell table:style-name="ce19"/>
          <table:table-cell table:style-name="ce4"/>
          <table:table-cell table:style-name="ce4"/>
          <table:table-cell table:style-name="ce35" table:formula="of:=IF([.E9]=&quot;&quot;;[.C9];CONCATENATE([.C9];&quot; / &quot;;[.E9]))" office:value-type="string" office:string-value=":m 東和 PHOTO / 210220sa / 鶴見駅 / 豊岡町マンション新築工事 / １名 / 東京ガスエネワーク（小俣組） / 資料：天気">
            <text:p>:m 東和 PHOTO / 210220sa / 鶴見駅 / 豊岡町マンション新築工事 / １名 / 東京ガスエネワーク（小俣組） / 資料：天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19_15-34-52_000.jpg</text:p>
          </table:table-cell>
          <table:table-cell table:style-name="ce19" office:value-type="string">
            <text:p>:m 1-2*2 RES / 64#78_?? / 『不完全性定理』 ゲーデル (goedel)、著；林晋、八杉満利子、訳・解説 / p.16 / w:PM;ZF;基本思想；基本記号；有限列 / N~</text:p>
          </table:table-cell>
          <table:table-cell table:style-name="ce17"/>
          <table:table-cell table:style-name="ce4"/>
          <table:table-cell table:style-name="ce4" office:value-type="string">
            <text:p>N-35-35-30.23529 E-139-34-48.006591</text:p>
          </table:table-cell>
          <table:table-cell table:style-name="ce35" table:formula="of:=IF([.E10]=&quot;&quot;;[.C10];CONCATENATE([.C10];&quot; / &quot;;[.E10]))" office:value-type="string" office:string-value=":m 1-2*2 RES / 64#78_?? / 『不完全性定理』 ゲーデル (goedel)、著；林晋、八杉満利子、訳・解説 / p.16 / w:PM;ZF;基本思想；基本記号；有限列 / N~">
            <text:p>:m 1-2*2 RES / 64#78_?? / 『不完全性定理』 ゲーデル (goedel)、著；林晋、八杉満利子、訳・解説 / p.16 / w:PM;ZF;基本思想；基本記号；有限列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19_15-54-14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資料：地図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5" table:formula="of:=IF([.E11]=&quot;&quot;;[.C11];CONCATENATE([.C11];&quot; / &quot;;[.E11]))" office:value-type="string" office:string-value=":m 東和 PHOTO / 210220sa / 鶴見駅 / 豊岡町マンション新築工事 / １名 / 東京ガスエネワーク（小俣組） / 資料：地図">
            <text:p>:m 東和 PHOTO / 210220sa / 鶴見駅 / 豊岡町マンション新築工事 / １名 / 東京ガスエネワーク（小俣組） / 資料：地図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19_16-01-07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資料：地図：ストリート</text:p>
          </table:table-cell>
          <table:table-cell table:style-name="ce20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5" table:formula="of:=IF([.E12]=&quot;&quot;;[.C12];CONCATENATE([.C12];&quot; / &quot;;[.E12]))" office:value-type="string" office:string-value=":m 東和 PHOTO / 210220sa / 鶴見駅 / 豊岡町マンション新築工事 / １名 / 東京ガスエネワーク（小俣組） / 資料：地図：ストリート">
            <text:p>:m 東和 PHOTO / 210220sa / 鶴見駅 / 豊岡町マンション新築工事 / １名 / 東京ガスエネワーク（小俣組） / 資料：地図：ストリート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2-19_17-36-57_000.jpg</text:p>
          </table:table-cell>
          <table:table-cell table:style-name="ce8" office:value-type="string">
            <text:p>:m 災害備蓄 / 梱包完了＋リスト / 2021-0219-① / さば缶；トマト缶；沖縄黒飴</text:p>
          </table:table-cell>
          <table:table-cell table:style-name="ce18"/>
          <table:table-cell table:style-name="ce4"/>
          <table:table-cell table:style-name="ce4" office:value-type="string">
            <text:p>N-35-35-25.923156 E-139-34-49.324951</text:p>
          </table:table-cell>
          <table:table-cell table:style-name="ce35" table:formula="of:=IF([.E13]=&quot;&quot;;[.C13];CONCATENATE([.C13];&quot; / &quot;;[.E13]))" office:value-type="string" office:string-value=":m 災害備蓄 / 梱包完了＋リスト / 2021-0219-① / さば缶；トマト缶；沖縄黒飴">
            <text:p>:m 災害備蓄 / 梱包完了＋リスト / 2021-0219-① / さば缶；トマト缶；沖縄黒飴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2-19_18-52-04_000.jpg</text:p>
          </table:table-cell>
          <table:table-cell table:style-name="ce8" office:value-type="string">
            <text:p>:m :尺八,shakuhachi,bamboo 1*1 / session-memo / s.1:genr=layout:hole-pitch-correspondence-tabe:oc-1_hole-4~0;oc-2_hole-1~3,other=保存,R=~,score=~</text:p>
          </table:table-cell>
          <table:table-cell table:style-name="ce17"/>
          <table:table-cell table:style-name="ce4"/>
          <table:table-cell table:style-name="ce4" office:value-type="string">
            <text:p>N-35-35-28.120422 E-139-34-48.995361</text:p>
          </table:table-cell>
          <table:table-cell table:style-name="ce35" table:formula="of:=IF([.E14]=&quot;&quot;;[.C14];CONCATENATE([.C14];&quot; / &quot;;[.E14]))" office:value-type="string" office:string-value=":m :尺八,shakuhachi,bamboo 1*1 / session-memo / s.1:genr=layout:hole-pitch-correspondence-tabe:oc-1_hole-4~0;oc-2_hole-1~3,other=保存,R=~,score=~">
            <text:p>:m :尺八,shakuhachi,bamboo 1*1 / session-memo / s.1:genr=layout:hole-pitch-correspondence-tabe:oc-1_hole-4~0;oc-2_hole-1~3,other=保存,R=~,sco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2-19_20-43-33_000.jpg</text:p>
          </table:table-cell>
          <table:table-cell table:style-name="ce20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2-19_22-37-32_000.jpg</text:p>
          </table:table-cell>
          <table:table-cell table:style-name="ce19" office:value-type="string">
            <text:p>:m :PHOTO 寝た時刻 / 2020</text:p>
          </table:table-cell>
          <table:table-cell table:style-name="ce20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5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2-20_04-04-34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6.486206 E-139-34-48.171386</text:p>
          </table:table-cell>
          <table:table-cell table:style-name="ce35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2-20_05-05-28_000.jpg</text:p>
          </table:table-cell>
          <table:table-cell table:style-name="ce8" office:value-type="string">
            <text:p>:PHOTO 記録 / @自室 / target=充電：シェーバー / for=~ / occation=開始</text:p>
          </table:table-cell>
          <table:table-cell table:style-name="ce20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18]=&quot;&quot;;[.C18];CONCATENATE([.C18];&quot; / &quot;;[.E18]))" office:value-type="string" office:string-value=":PHOTO 記録 / @自室 / target=充電：シェーバー / for=~ / occation=開始">
            <text:p>:PHOTO 記録 / @自室 / target=充電：シェーバー / for=~ / occation=開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2-20_05-25-42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出発時間 / N-35-35-23.176574 E-139-34-52.730712</text:p>
          </table:table-cell>
          <table:table-cell table:style-name="ce18"/>
          <table:table-cell table:style-name="ce4" table:formula="of:=[.F19]" office:value-type="string" office:string-value="N-35-35-23.176574 E-139-34-52.730712">
            <text:p>N-35-35-23.176574 E-139-34-52.730712</text:p>
          </table:table-cell>
          <table:table-cell table:style-name="ce4" office:value-type="string">
            <text:p>N-35-35-23.176574 E-139-34-52.730712</text:p>
          </table:table-cell>
          <table:table-cell table:style-name="ce35" table:formula="of:=IF([.E19]=&quot;&quot;;[.C19];CONCATENATE([.C19];&quot; / &quot;;[.E19]))" office:value-type="string" office:string-value=":m 東和 PHOTO / 210220sa / 鶴見駅 / 豊岡町マンション新築工事 / １名 / 東京ガスエネワーク（小俣組） / 出発時間 / N-35-35-23.176574 E-139-34-52.730712 / N-35-35-23.176574 E-139-34-52.730712">
            <text:p>:m 東和 PHOTO / 210220sa / 鶴見駅 / 豊岡町マンション新築工事 / １名 / 東京ガスエネワーク（小俣組） / 出発時間 / N-35-35-23.176574 E-139-34-52.730712 / N-35-35-23.176574 E-139-34-52.730712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2-20_06-39-50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現場状況 / N-35-30-44.068908 E-139-40-39.294433</text:p>
          </table:table-cell>
          <table:table-cell table:style-name="ce18"/>
          <table:table-cell table:style-name="ce4" table:formula="of:=[.F20]" office:value-type="string" office:string-value="N-35-30-44.068908 E-139-40-39.294433">
            <text:p>N-35-30-44.068908 E-139-40-39.294433</text:p>
          </table:table-cell>
          <table:table-cell table:style-name="ce4" office:value-type="string">
            <text:p>N-35-30-44.068908 E-139-40-39.294433</text:p>
          </table:table-cell>
          <table:table-cell table:style-name="ce35" table:formula="of:=IF([.E20]=&quot;&quot;;[.C20];CONCATENATE([.C20];&quot; / &quot;;[.E20]))" office:value-type="string" office:string-value=":m 東和 PHOTO / 210220sa / 鶴見駅 / 豊岡町マンション新築工事 / １名 / 東京ガスエネワーク（小俣組） / 現場状況 / N-35-30-44.068908 E-139-40-39.294433 / N-35-30-44.068908 E-139-40-39.294433">
            <text:p>:m 東和 PHOTO / 210220sa / 鶴見駅 / 豊岡町マンション新築工事 / １名 / 東京ガスエネワーク（小俣組） / 現場状況 / N-35-30-44.068908 E-139-40-39.294433 / N-35-30-44.068908 E-139-40-39.294433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2-20_06-39-57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現場状況 / N-35-30-45.112609 E-139-40-32.867431</text:p>
          </table:table-cell>
          <table:table-cell table:style-name="ce19"/>
          <table:table-cell table:style-name="ce4" table:formula="of:=[.F21]" office:value-type="string" office:string-value="N-35-30-45.112609 E-139-40-32.867431">
            <text:p>N-35-30-45.112609 E-139-40-32.867431</text:p>
          </table:table-cell>
          <table:table-cell table:style-name="ce4" office:value-type="string">
            <text:p>N-35-30-45.112609 E-139-40-32.867431</text:p>
          </table:table-cell>
          <table:table-cell table:style-name="ce35" table:formula="of:=IF([.E21]=&quot;&quot;;[.C21];CONCATENATE([.C21];&quot; / &quot;;[.E21]))" office:value-type="string" office:string-value=":m 東和 PHOTO / 210220sa / 鶴見駅 / 豊岡町マンション新築工事 / １名 / 東京ガスエネワーク（小俣組） / 現場状況 / N-35-30-45.112609 E-139-40-32.867431 / N-35-30-45.112609 E-139-40-32.867431">
            <text:p>:m 東和 PHOTO / 210220sa / 鶴見駅 / 豊岡町マンション新築工事 / １名 / 東京ガスエネワーク（小俣組） / 現場状況 / N-35-30-45.112609 E-139-40-32.867431 / N-35-30-45.112609 E-139-40-32.86743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2-20_06-40-17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現場状況 / N-35-30-37.628173 E-139-40-33.526611</text:p>
          </table:table-cell>
          <table:table-cell table:style-name="ce17"/>
          <table:table-cell table:style-name="ce4" table:formula="of:=[.F22]" office:value-type="string" office:string-value="N-35-30-37.628173 E-139-40-33.526611">
            <text:p>N-35-30-37.628173 E-139-40-33.526611</text:p>
          </table:table-cell>
          <table:table-cell table:style-name="ce4" office:value-type="string">
            <text:p>N-35-30-37.628173 E-139-40-33.526611</text:p>
          </table:table-cell>
          <table:table-cell table:style-name="ce35" table:formula="of:=IF([.E22]=&quot;&quot;;[.C22];CONCATENATE([.C22];&quot; / &quot;;[.E22]))" office:value-type="string" office:string-value=":m 東和 PHOTO / 210220sa / 鶴見駅 / 豊岡町マンション新築工事 / １名 / 東京ガスエネワーク（小俣組） / 現場状況 / N-35-30-37.628173 E-139-40-33.526611 / N-35-30-37.628173 E-139-40-33.526611">
            <text:p>:m 東和 PHOTO / 210220sa / 鶴見駅 / 豊岡町マンション新築工事 / １名 / 東京ガスエネワーク（小俣組） / 現場状況 / N-35-30-37.628173 E-139-40-33.526611 / N-35-30-37.628173 E-139-40-33.52661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2-20_16-38-32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日報</text:p>
          </table:table-cell>
          <table:table-cell table:style-name="ce24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5" table:formula="of:=IF([.E23]=&quot;&quot;;[.C23];CONCATENATE([.C23];&quot; / &quot;;[.E23]))" office:value-type="string" office:string-value=":m 東和 PHOTO / 210220sa / 鶴見駅 / 豊岡町マンション新築工事 / １名 / 東京ガスエネワーク（小俣組） / 日報">
            <text:p>:m 東和 PHOTO / 210220sa / 鶴見駅 / 豊岡町マンション新築工事 / １名 / 東京ガスエネワーク（小俣組） / 日報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2-20_17-47-24_000.jpg</text:p>
          </table:table-cell>
          <table:table-cell table:style-name="ce17" office:value-type="string">
            <text:p>:m 1*1 RES / JVEMV6 64#90_?? / 『日本の思想　１３　新井白石集　折りたく柴の記』 著者=新井白石、桑原武夫、編集 / p.233 / w:~,topic:予州 / N~</text:p>
          </table:table-cell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string" office:string-value=":m 1*1 RES / JVEMV6 64#90_?? / 『日本の思想　１３　新井白石集　折りたく柴の記』 著者=新井白石、桑原武夫、編集 / p.233 / w:~,topic:予州 / N~">
            <text:p>:m 1*1 RES / JVEMV6 64#90_?? / 『日本の思想　１３　新井白石集　折りたく柴の記』 著者=新井白石、桑原武夫、編集 / p.233 / w:~,topic:予州 / N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2-20_17-47-47_000.jpg</text:p>
          </table:table-cell>
          <table:table-cell table:style-name="ce20" office:value-type="string">
            <text:p>:m :? 1*1 / topic=日本人学 / content=『折りたく柴の記』から、基歴1923年の、関東での半島出身の日本国民の殺害：どう繋がるのか</text:p>
          </table:table-cell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string" office:string-value=":m :? 1*1 / topic=日本人学 / content=『折りたく柴の記』から、基歴1923年の、関東での半島出身の日本国民の殺害：どう繋がるのか">
            <text:p>:m :? 1*1 / topic=日本人学 / content=『折りたく柴の記』から、基歴1923年の、関東での半島出身の日本国民の殺害：どう繋がるの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2-20_19-26-45_000.jpg</text:p>
          </table:table-cell>
          <table:table-cell table:style-name="ce8" office:value-type="string">
            <text:p>:m :尺八,shakuhachi,bamboo 1*1 / session-memo / s.1:key=G,for=w.u.,score+ \\\ s.2:key=Dm,genr=todays-melody,score,score=~ \\\ s.3:genr=todays-melody,key=Ef,R=1,memo=sec-3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26]=&quot;&quot;;[.C26];CONCATENATE([.C26];&quot; / &quot;;[.E26]))" office:value-type="string" office:string-value=":m :尺八,shakuhachi,bamboo 1*1 / session-memo / s.1:key=G,for=w.u.,score+ \\\ s.2:key=Dm,genr=todays-melody,score,score=~ \\\ s.3:genr=todays-melody,key=Ef,R=1,memo=sec-3">
            <text:p>:m :尺八,shakuhachi,bamboo 1*1 / session-memo / s.1:key=G,for=w.u.,score+ \\\ s.2:key=Dm,genr=todays-melody,score,score=~ \\\ s.3:genr=todays-melody,key=Ef,R=1,memo=sec-3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2-20_19-27-26_000.jpg</text:p>
          </table:table-cell>
          <table:table-cell table:style-name="ce8" office:value-type="string">
            <text:p>:m :尺八,shakuhachi,bamboo 1*1 / session-memo / s.1:genr=layout:hole-pitch-correspondence-tabe:oc-1_hole-1~0,other=保存,R=~,score=~</text:p>
          </table:table-cell>
          <table:table-cell table:style-name="ce19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5" table:formula="of:=IF([.E27]=&quot;&quot;;[.C27];CONCATENATE([.C27];&quot; / &quot;;[.E27]))" office:value-type="string" office:string-value=":m :尺八,shakuhachi,bamboo 1*1 / session-memo / s.1:genr=layout:hole-pitch-correspondence-tabe:oc-1_hole-1~0,other=保存,R=~,score=~">
            <text:p>:m :尺八,shakuhachi,bamboo 1*1 / session-memo / s.1:genr=layout:hole-pitch-correspondence-tabe:oc-1_hole-1~0,other=保存,R=~,sco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2-20_20-54-15_000.jpg</text:p>
          </table:table-cell>
          <table:table-cell table:style-name="ce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5" table:formula="of:=IF([.E28]=&quot;&quot;;[.C28];CONCATENATE([.C28];&quot; / &quot;;[.E28]))" office:value-type="string" office:string-value=":m 食べた物">
            <text:p>:m 食べた物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2-21_01-01-11_000.jpg</text:p>
          </table:table-cell>
          <table:table-cell table:style-name="ce19" office:value-type="string">
            <text:p>:m :PHOTO 寝た時刻 / 2020</text:p>
          </table:table-cell>
          <table:table-cell table:style-name="ce20"/>
          <table:table-cell table:style-name="ce4"/>
          <table:table-cell table:style-name="ce4" office:value-type="string">
            <text:p>N-35-35-31.08673 E-139-34-49.324951</text:p>
          </table:table-cell>
          <table:table-cell table:style-name="ce35" table:formula="of:=IF([.E29]=&quot;&quot;;[.C29];CONCATENATE([.C29];&quot; / &quot;;[.E29]))" office:value-type="string" office:string-value=":m :PHOTO 寝た時刻 / 2020">
            <text:p>:m :PHOTO 寝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2-21_07-51-22_000.jpg</text:p>
          </table:table-cell>
          <table:table-cell table:style-name="ce8" office:value-type="string">
            <text:p>:PHOTO 記録 / 経過記録；作ったもの / food=焼酎漬け / material=ニンニク：４玉；liquor=麦焼酎：600ml,time=210215,container=big-medium-jar-at-kitchen / type=~,other=~,id=2021-02-21_07-51-22_000.jpg</text:p>
          </table:table-cell>
          <table:table-cell table:style-name="ce19"/>
          <table:table-cell table:style-name="ce4"/>
          <table:table-cell table:style-name="ce4" office:value-type="string">
            <text:p>N-35-35-58.305358 E-139-35-3.057861</text:p>
          </table:table-cell>
          <table:table-cell table:style-name="ce35" table:formula="of:=IF([.E30]=&quot;&quot;;[.C30];CONCATENATE([.C30];&quot; / &quot;;[.E30]))" office:value-type="string" office:string-value=":PHOTO 記録 / 経過記録；作ったもの / food=焼酎漬け / material=ニンニク：４玉；liquor=麦焼酎：600ml,time=210215,container=big-medium-jar-at-kitchen / type=~,other=~,id=2021-02-21_07-51-22_000.jpg">
            <text:p>:PHOTO 記録 / 経過記録；作ったもの / food=焼酎漬け / material=ニンニク：４玉；liquor=麦焼酎：600ml,time=210215,container=big-medium-jar-at-kitchen / type=~,other=~,id=2021-02-21_07-51-22_000.jpg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2-21_09-27-01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17"/>
          <table:table-cell table:style-name="ce4"/>
          <table:table-cell table:style-name="ce4" office:value-type="string">
            <text:p>N-35-35-22.229003 E-139-34-40.151367</text:p>
          </table:table-cell>
          <table:table-cell table:style-name="ce35" table:formula="of:=IF([.E31]=&quot;&quot;;[.C31];CONCATENATE([.C31];&quot; / &quot;;[.E31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9_08-16-14_000.mid</text:p>
          </table:table-cell>
          <table:table-cell table:style-name="ce8" office:value-type="string">
            <text:p>:in-mid / app=perfect-piano / 演奏、play / id-2021-0219-1 / category=melody,inst=~,for=~,genre=~</text:p>
          </table:table-cell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string" office:string-value=":in-mid / app=perfect-piano / 演奏、play / id-2021-0219-1 / category=melody,inst=~,for=~,genre=~">
            <text:p>:in-mid / app=perfect-piano / 演奏、play / id-2021-0219-1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20_19-06-39_000.mp4</text:p>
          </table:table-cell>
          <table:table-cell table:style-name="ce8" office:value-type="string">
            <text:p>:VIDEO / @自室 / 記録 / jap.flute-bamboo / 演奏、play / b-2021-0220-1 / genr=todays-melody,key=Ef,R=1,memo=sec-3</text:p>
          </table:table-cell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string" office:string-value=":VIDEO / @自室 / 記録 / jap.flute-bamboo / 演奏、play / b-2021-0220-1 / genr=todays-melody,key=Ef,R=1,memo=sec-3">
            <text:p>:VIDEO / @自室 / 記録 / jap.flute-bamboo / 演奏、play / b-2021-0220-1 / genr=todays-melody,key=Ef,R=1,memo=sec-3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2021/02/21</text:date>, <text:time>11:34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21T11:34:24.95</dc:date>
    <dc:creator>iwabuchi ken</dc:creator>
    <meta:editing-duration>P31DT12H14M41S</meta:editing-duration>
    <meta:editing-cycles>11721</meta:editing-cycles>
    <meta:document-statistic meta:table-count="1" meta:cell-count="511" meta:object-count="0"/>
  </office:meta>
</office:document-meta>
</file>